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6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3.6cm" fo:margin-right="0cm" text:enable-numbering="false" fo:text-indent="-0.6cm"/>
    </style:style>
    <style:style style:name="P10" style:family="paragraph">
      <style:paragraph-properties fo:margin-left="4.8cm" fo:margin-right="0cm" text:enable-numbering="false" fo:text-indent="-0.6cm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1.2cm" fo:margin-right="0cm" fo:text-indent="-0.9cm"/>
      <style:text-properties fo:font-size="22pt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2.4cm" fo:margin-right="0cm" text:enable-numbering="false" fo:text-indent="-0.8cm"/>
    </style:style>
    <style:style style:name="P15" style:family="paragraph">
      <style:paragraph-properties fo:margin-left="1.2cm" fo:margin-right="0cm" text:enable-numbering="false" fo:text-indent="-0.9cm"/>
      <style:text-properties fo:color="#23ff23" fo:font-size="24pt" fo:font-weight="bold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ffffff"/>
    </style:style>
    <style:style style:name="T6" style:family="text">
      <style:text-properties fo:color="#23ff23" fo:font-size="24pt" fo:font-weight="bold"/>
    </style:style>
    <style:style style:name="T7" style:family="text">
      <style:text-properties fo:font-size="24pt"/>
    </style:style>
    <style:style style:name="T8" style:family="text">
      <style:text-properties fo:color="#ffff00" fo:font-size="24pt"/>
    </style:style>
    <style:style style:name="T9" style:family="text">
      <style:text-properties fo:color="#ffffff" fo:font-size="24pt"/>
    </style:style>
    <style:style style:name="T10" style:family="text">
      <style:text-properties fo:color="#23ff23" fo:font-size="20pt" fo:font-weight="bold"/>
    </style:style>
    <style:style style:name="T11" style:family="text">
      <style:text-properties fo:color="#ffff00" fo:font-size="20pt" fo:font-weight="bold"/>
    </style:style>
    <style:style style:name="T12" style:family="text">
      <style:text-properties fo:font-size="20pt" fo:font-weight="bold"/>
    </style:style>
    <style:style style:name="T13" style:family="text">
      <style:text-properties fo:color="#ff8080" fo:font-size="20pt" fo:font-weight="bold"/>
    </style:style>
    <style:style style:name="T14" style:family="text">
      <style:text-properties fo:color="#ffff00" fo:font-size="24pt" fo:font-weight="normal"/>
    </style:style>
    <style:style style:name="T15" style:family="text">
      <style:text-properties fo:color="#ffffff" fo:font-size="24pt" fo:font-weight="normal"/>
    </style:style>
    <style:style style:name="T16" style:family="text">
      <style:text-properties fo:font-size="22pt"/>
    </style:style>
    <style:style style:name="T17" style:family="text">
      <style:text-properties fo:color="#ffff00" fo:font-size="22pt"/>
    </style:style>
    <style:style style:name="T18" style:family="text">
      <style:text-properties fo:color="#3deb3d" fo:font-size="24pt" fo:font-style="normal" fo:font-weight="bold"/>
    </style:style>
    <style:style style:name="T19" style:family="text">
      <style:text-properties fo:color="#ff8080" fo:font-size="24pt" fo:font-style="normal" fo:font-weight="bold"/>
    </style:style>
    <style:style style:name="T20" style:family="text">
      <style:text-properties fo:color="#ffffff" fo:font-size="26pt"/>
    </style:style>
    <style:style style:name="T21" style:family="text">
      <style:text-properties fo:color="#ffff00" fo:font-size="26pt"/>
    </style:style>
    <style:style style:name="T22" style:family="text">
      <style:text-properties fo:color="#ffffff" fo:font-size="26pt" fo:font-weight="normal"/>
    </style:style>
    <style:style style:name="T23" style:family="text">
      <style:text-properties fo:color="#ccccff" fo:font-size="26pt" fo:font-weight="normal"/>
    </style:style>
    <style:style style:name="T24" style:family="text">
      <style:text-properties fo:color="#ff8080" fo:font-size="24pt" fo:font-weight="bold"/>
    </style:style>
    <style:style style:name="T25" style:family="text">
      <style:text-properties fo:color="#ffffff" fo:font-size="20pt" fo:font-weight="normal"/>
    </style:style>
    <style:style style:name="T26" style:family="text">
      <style:text-properties fo:color="#3deb3d"/>
    </style:style>
    <style:style style:name="T27" style:family="text">
      <style:text-properties fo:color="#ccccff"/>
    </style:style>
    <style:style style:name="T28" style:family="text">
      <style:text-properties fo:color="#ffff00" fo:font-size="28pt" fo:font-weight="normal"/>
    </style:style>
    <style:style style:name="T29" style:family="text">
      <style:text-properties fo:color="#ffffff" fo:font-size="28pt" fo:font-weight="normal"/>
    </style:style>
    <style:style style:name="T30" style:family="text">
      <style:text-properties fo:color="#23ff23" fo:font-size="2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bullet text:level="1" text:bullet-char="">
        <style:list-level-properties text:space-before="4.2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6">
      <text:list-level-style-bullet text:level="1" text:bullet-char="">
        <style:list-level-properties text:space-before="1.6cm" text:min-label-width="0.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§4.8-4.10</presentation:footer-decl>
      <presentation:footer-decl presentation:name="ftr2">CMPTxxxx</presentation:footer-decl>
      <presentation:date-time-decl presentation:name="dtd1" presentation:source="fixed">27 Sep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4.8-4.10: Functions, Recursion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27 Sep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HW04</text:span><text:span text:style-name="T2"> due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§4.8-4.10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Some <text:span text:style-name="T3">debugging</text:span> tips</text:p>
              </text:list-item>
            </text:list>
            <text:list text:style-name="L4">
              <text:list-item>
                <text:p text:style-name="P5">A fun example: <text:span text:style-name="T3">ROT13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ord()</text:span>, <text:span text:style-name="T4">chr()</text:span>, string <text:span text:style-name="T3">indexing</text:span>, <text:span text:style-name="T4">len(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tub</text:span> program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Recursi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ome debugging tip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Do <text:span text:style-name="T3">hand-simulation</text:span> on your code</text:p>
              </text:list-item>
            </text:list>
            <text:list text:style-name="L4">
              <text:list-item>
                <text:p text:style-name="P5">Use <text:span text:style-name="T3">print</text:span> statements liberally</text:p>
              </text:list-item>
            </text:list>
            <text:list text:style-name="L4">
              <text:list-item>
                <text:p text:style-name="P5">Double-check for <text:span text:style-name="T3">off-by-one</text:span> errors</text:p>
              </text:list-item>
            </text:list>
            <text:list text:style-name="L4">
              <text:list-item>
                <text:list>
                  <text:list-item>
                    <text:p text:style-name="P6">Especially in counting <text:span text:style-name="T3">loops</text:span><text:span text:style-name="T5">: </text:span><text:span text:style-name="T3">for, range()</text:span></text:p>
                  </text:list-item>
                </text:list>
              </text:list-item>
            </text:list>
            <text:list text:style-name="L4">
              <text:list-item>
                <text:p text:style-name="P5">Try a <text:span text:style-name="T3">stub</text:span> program first</text:p>
              </text:list-item>
            </text:list>
            <text:list text:style-name="L4">
              <text:list-item>
                <text:list>
                  <text:list-item>
                    <text:p text:style-name="P6">General structure of full progra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kip over computation/process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Use <text:span text:style-name="T3">dummy</text:span> values for outpu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Check out the <text:span text:style-name="T3">debugger</text:span> in ID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 fun example: ROT13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Task</text:span>: Translate characters into <text:span text:style-name="T3">ROT13</text:span> one line at a time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ROT13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Treat each <text:span text:style-name="T3">letter</text:span> A-Z as a <text:span text:style-name="T3">number</text:span> between 1-26,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Add <text:span text:style-name="T3">13</text:span> to the number and wrap-around if necessary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Convert back to a <text:span text:style-name="T3">lett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Preserve <text:span text:style-name="T3">cas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Leave all non-letter characters alon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.g., <text:span text:style-name="T4">ROT13 ('a') == 'n', ROT13 ('P') == 'C',</text:span><text:span text:style-name="T4"><text:line-break/></text:span><text:span text:style-name="T4">ROT13 ('#') == '#'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13: Problem restatement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Input</text:span>:</text:p>
              </text:list-item>
            </text:list>
            <text:list text:style-name="L4">
              <text:list-item>
                <text:list>
                  <text:list-item>
                    <text:p text:style-name="P6">A sequence of <text:span text:style-name="T3">letters</text:span>, ending with a newline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Computation</text:span>:</text:p>
              </text:list-item>
            </text:list>
            <text:list text:style-name="L4">
              <text:list-item>
                <text:list>
                  <text:list-item>
                    <text:p text:style-name="P6">Convert letter to <text:span text:style-name="T3">numerical</text:span> for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dd <text:span text:style-name="T3">13</text:span> and wrap-around if necessar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nvert back to <text:span text:style-name="T3">letter</text:span> form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Output</text:span>:</text:p>
              </text:list-item>
            </text:list>
            <text:list text:style-name="L4">
              <text:list-item>
                <text:list>
                  <text:list-item>
                    <text:p text:style-name="P6">Print <text:span text:style-name="T3">ROT13</text:span>'d character to scree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OT13: convert letters to number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How do we convert from a letter character to a <text:span text:style-name="T3">numerical</text:span> code?</text:p>
              </text:list-item>
            </text:list>
            <text:list text:style-name="L4">
              <text:list-item>
                <text:list>
                  <text:list-item>
                    <text:p text:style-name="P6">Use <text:span text:style-name="T4">ord(char)</text:span>: <text:span text:style-name="T3">testbed</text:span> progra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6">char = raw_input("Type one character: "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6">print "The ASCII code for %s is %d." % \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(char, ord(char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<text:span text:style-name="T5">ASCII codes: 'A' = </text:span><text:span text:style-name="T3">65</text:span><text:span text:style-name="T5">, 'Z' = </text:span><text:span text:style-name="T3">90</text:span><text:span text:style-name="T5">, 'a' = </text:span><text:span text:style-name="T3">97</text:span><text:span text:style-name="T5">, 'z' = </text:span><text:span text:style-name="T3">122</text:span></text:p>
              </text:list-item>
            </text:list>
            <text:list text:style-name="L4">
              <text:list-item>
                <text:p text:style-name="P11"><text:span text:style-name="T5">Convert back with </text:span><text:span text:style-name="T4">chr(code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ore fun with string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7">How do we read one </text:span><text:span text:style-name="T8">character</text:span><text:span text:style-name="T7"> from a </text:span><text:span text:style-name="T8">string</text:span><text:span text:style-name="T7">?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In Python, characters are just strings of </text:span><text:span text:style-name="T8">length 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In C, M2, etc., strings are </text:span><text:span text:style-name="T8">arrays</text:span><text:span text:style-name="T9"> of character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8">Index</text:span><text:span text:style-name="T7"> into a string (more on array indexing later)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name = "Golden Delicious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name</text:span><text:span text:style-name="T11">[0]</text:span><text:span text:style-name="T10"> is 'G'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8">Length</text:span><text:span text:style-name="T7"> of a string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1">len</text:span><text:span text:style-name="T10">(name) is 16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name[</text:span><text:span text:style-name="T11">len</text:span><text:span text:style-name="T10">(name)-1] is 's'</text:span><text:span text:style-name="T10"><text:tab/></text:span><text:span text:style-name="T12"><text:tab/></text:span><text:span text:style-name="T13"># (the last character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14">Iterate</text:span><text:span text:style-name="T15"> over string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for idx in range(len(string))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13: Pseudocode</text:p>
          </draw:text-box>
        </draw:frame>
        <draw:frame presentation:style-name="pr5" draw:text-style-name="P12" draw:layer="layout" svg:width="25.199cm" svg:height="14.389cm" svg:x="1.4cm" svg:y="4.507cm" presentation:class="outline" presentation:user-transformed="true">
          <draw:text-box>
            <text:list text:style-name="L4">
              <text:list-item>
                <text:p text:style-name="P5"><text:span text:style-name="T16">Print </text:span><text:span text:style-name="T17">intro</text:span><text:span text:style-name="T16"> to the user</text:span></text:p>
              </text:list-item>
            </text:list>
            <text:list text:style-name="L4">
              <text:list-item>
                <text:p text:style-name="P5"><text:span text:style-name="T17">For</text:span><text:span text:style-name="T16"> each character in the string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6">Convert to </text:span><text:span text:style-name="T17">ASCII</text:span><text:span text:style-name="T16"> numerical c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6">If character is an </text:span><text:span text:style-name="T17">uppercase</text:span><text:span text:style-name="T16"> letter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6">Add </text:span><text:span text:style-name="T17">13</text:span><text:span text:style-name="T16"> to cod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6">If code is now beyond 'Z', subtract 26 (</text:span><text:span text:style-name="T17">wrap-around</text:span><text:span text:style-name="T16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6">Else if character is a </text:span><text:span text:style-name="T17">lowercase</text:span><text:span text:style-name="T16"> letter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6">Add </text:span><text:span text:style-name="T17">13</text:span><text:span text:style-name="T16"> to cod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6">If code is now beyond 'z', subtract 26 (</text:span><text:span text:style-name="T17">wrap-around</text:span><text:span text:style-name="T16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6">Else (any other kind of character)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6">Leave it alon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6">Convert numerical code back to </text:span><text:span text:style-name="T17">character</text:span><text:span text:style-name="T16"> and prin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How to test if upper/lower case?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Our pseudocode involves a test if the character is an <text:span text:style-name="T3">uppercase</text:span> letter or <text:span text:style-name="T3">lowercase</text:span> letter</text:p>
              </text:list-item>
            </text:list>
            <text:list text:style-name="L4">
              <text:list-item>
                <text:p text:style-name="P5">How to do that?</text:p>
              </text:list-item>
            </text:list>
            <text:list text:style-name="L4">
              <text:list-item>
                <text:p text:style-name="P13"><text:span text:style-name="T18"/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8">if (code &gt;= ord('a')) and (code &lt;= ord('z')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9"># lowercas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8">elif (code &gt;= ord('A')) and (code &lt;= ord('Z')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9"># uppercas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8">els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9"># non-let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OT13: Stub program pseudocode</text:p>
          </draw:text-box>
        </draw:frame>
        <draw:frame presentation:style-name="pr5" draw:text-style-name="P12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17">For</text:span><text:span text:style-name="T16"> each character in the string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6">Convert to </text:span><text:span text:style-name="T17">ASCII</text:span><text:span text:style-name="T16"> numerical c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6">Convert back to </text:span><text:span text:style-name="T17">charact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7">Print</text:span><text:span text:style-name="T16"> ASCII code and converted character</text:span><text:span text:style-name="T17"><text:line-break/></text:span><text:span text:style-name="T17"><text:line-break/></text:span><text:span text:style-name="T17"/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0">This </text:span><text:span text:style-name="T21">stub</text:span><text:span text:style-name="T20"> program allows us to test the char&lt;-&gt;ASCII </text:span><text:span text:style-name="T21">conversion</text:span><text:span text:style-name="T20"> process and the </text:span><text:span text:style-name="T21">string indexing</text:span></text:p>
              </text:list-item>
            </text:list>
            <text:list text:style-name="L4">
              <text:list-item>
                <text:p text:style-name="P5"><text:span text:style-name="T20">Tackle the </text:span><text:span text:style-name="T21">ROT13</text:span><text:span text:style-name="T20"> processing late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13: Stub program code</text:p>
          </draw:text-box>
        </draw:frame>
        <draw:frame presentation:style-name="pr5" draw:text-style-name="P15" draw:layer="layout" svg:width="25.199cm" svg:height="14.267cm" svg:x="1.4cm" svg:y="4.507cm" presentation:class="outline">
          <draw:text-box>
            <text:list text:style-name="L4">
              <text:list-item>
                <text:p text:style-name="P13"><text:span text:style-name="T6">"""Convert to ASCII code and back."""</text:span></text:p>
              </text:list-item>
            </text:list>
            <text:list text:style-name="L4">
              <text:list-item>
                <text:p text:style-name="P13"><text:span text:style-name="T6">text = raw_input("Input text? ")</text:span></text:p>
              </text:list-item>
            </text:list>
            <text:list text:style-name="L4">
              <text:list-item>
                <text:p text:style-name="P13"><text:span text:style-name="T6">for idx in range(len(text))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char = text[idx]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code = ord(char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char = chr(cod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print char, code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22">Sample input: </text:span><text:span text:style-name="T23">hiya</text:span></text:p>
              </text:list-item>
            </text:list>
            <text:list text:style-name="L4">
              <text:list-item>
                <text:p text:style-name="P11"><text:span text:style-name="T22">Sample output: </text:span><text:span text:style-name="T23">h 104 i 105 y 121 a 97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13: Full program code</text:p>
          </draw:text-box>
        </draw:frame>
        <draw:frame presentation:style-name="pr5" draw:text-style-name="P15" draw:layer="layout" svg:width="25.199cm" svg:height="14.365cm" svg:x="1.4cm" svg:y="4.507cm" presentation:class="outline" presentation:user-transformed="true">
          <draw:text-box>
            <text:list text:style-name="L4">
              <text:list-item>
                <text:p text:style-name="P13"><text:span text:style-name="T6">"""Apply ROT13 encoding."""</text:span></text:p>
              </text:list-item>
            </text:list>
            <text:list text:style-name="L4">
              <text:list-item>
                <text:p text:style-name="P13"><text:span text:style-name="T6">import sys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24"># sys.stdout.write()</text:span></text:p>
              </text:list-item>
            </text:list>
            <text:list text:style-name="L4">
              <text:list-item>
                <text:p text:style-name="P13"><text:span text:style-name="T24"/></text:p>
              </text:list-item>
            </text:list>
            <text:list text:style-name="L4">
              <text:list-item>
                <text:p text:style-name="P13"><text:span text:style-name="T6">text = raw_input("Input text? ")</text:span></text:p>
              </text:list-item>
            </text:list>
            <text:list text:style-name="L4">
              <text:list-item>
                <text:p text:style-name="P13"><text:span text:style-name="T6">for idx in range(len(text)):</text:span><text:span text:style-name="T6"><text:tab/></text:span><text:span text:style-name="T6"><text:tab/></text:span><text:span text:style-name="T6"><text:tab/></text:span><text:span text:style-name="T24"># iterate over string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char = text[idx]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code = ord(char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8">if (code &gt;= ord('a')) and (code &lt;= ord('z')):</text:span><text:span text:style-name="T19"><text:tab/></text:span><text:span text:style-name="T19"># low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8">code += 13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8">if code &gt; ord('z'):</text:span><text:span text:style-name="T18"><text:tab/></text:span><text:span text:style-name="T18"><text:tab/></text:span><text:span text:style-name="T18"><text:tab/></text:span><text:span text:style-name="T18"><text:tab/></text:span><text:span text:style-name="T19"># wraparoun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8">code –= 2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13: Full program code, p.2</text:p>
          </draw:text-box>
        </draw:frame>
        <draw:frame presentation:style-name="pr5" draw:text-style-name="P15" draw:layer="layout" svg:width="25.199cm" svg:height="14.267cm" svg:x="1.4cm" svg:y="4.507cm" presentation:class="outline" presentation:user-transformed="true">
          <draw:text-box>
            <text:list text:style-name="L5">
              <text:list-item>
                <text:p text:style-name="P10"><text:span text:style-name="T18"/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8">elif (code &gt;= ord('A')) and (code &lt;= ord('Z')):</text:span><text:span text:style-name="T18"><text:tab/></text:span><text:span text:style-name="T19"># upp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8">code += 13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8">if code &gt; ord('Z'):</text:span><text:span text:style-name="T18"><text:tab/></text:span><text:span text:style-name="T18"><text:tab/></text:span><text:span text:style-name="T18"><text:tab/></text:span><text:span text:style-name="T19"># wraparoun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8">code –= 2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8">char = chr(cod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sys.stdout.write(char)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6">print</text:span></text:p>
              </text:list-item>
            </text:list>
            <text:list text:style-name="L4">
              <text:list-item>
                <text:p text:style-name="P13"><text:span text:style-name="T6"/></text:p>
              </text:list-item>
            </text:list>
            <text:list text:style-name="L4">
              <text:list-item>
                <text:p text:style-name="P13"><text:span text:style-name="T25"><text:a xlink:href="http://twu.seanho.com/python/rot13.py">http://twu.seanho.com/python/rot13.py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13: Results and analysi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Input: <text:span text:style-name="T26">hiya</text:span></text:p>
              </text:list-item>
            </text:list>
            <text:list text:style-name="L4">
              <text:list-item>
                <text:list>
                  <text:list-item>
                    <text:p text:style-name="P6">Output: <text:span text:style-name="T27">uvln</text:span></text:p>
                  </text:list-item>
                </text:list>
              </text:list-item>
            </text:list>
            <text:list text:style-name="L4">
              <text:list-item>
                <text:p text:style-name="P5">Input: <text:span text:style-name="T26">uvln</text:span></text:p>
              </text:list-item>
            </text:list>
            <text:list text:style-name="L4">
              <text:list-item>
                <text:list>
                  <text:list-item>
                    <text:p text:style-name="P6">Output: <text:span text:style-name="T27">hiya</text:span></text:p>
                  </text:list-item>
                </text:list>
              </text:list-item>
            </text:list>
            <text:list text:style-name="L4">
              <text:list-item>
                <text:p text:style-name="P5">Input: <text:span text:style-name="T26">Hello World! <text:s/>This is a longer example.</text:span></text:p>
              </text:list-item>
            </text:list>
            <text:list text:style-name="L4">
              <text:list-item>
                <text:list>
                  <text:list-item>
                    <text:p text:style-name="P6">Output: <text:span text:style-name="T27">Uryyb Jbeyq! Guvf vf n ybatre rknzcyr.</text:span><text:span text:style-name="T27"><text:line-break/></text:span><text:span text:style-name="T27"/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Generalizations</text:span><text:span text:style-name="T5">/extensions?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Handle multiple lines one line at a time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How to quit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cursion</text:p>
          </draw:text-box>
        </draw:frame>
        <draw:frame presentation:style-name="pr5" draw:text-style-name="P5" draw:layer="layout" svg:width="25.199cm" svg:height="14.355cm" svg:x="1.4cm" svg:y="4.507cm" presentation:class="outline" presentation:user-transformed="true">
          <draw:text-box>
            <text:list text:style-name="L4">
              <text:list-item>
                <text:p text:style-name="P5"><text:span text:style-name="T3">Recursion</text:span> is when a function invokes itself</text:p>
              </text:list-item>
            </text:list>
            <text:list text:style-name="L4">
              <text:list-item>
                <text:p text:style-name="P5">Classic example: <text:span text:style-name="T3">factorial</text:span> (!)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n! = n(n-1)(n-2)(n-3) ... (3)(2)(1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0! = 1</text:span></text:p>
                  </text:list-item>
                </text:list>
              </text:list-item>
            </text:list>
            <text:list text:style-name="L4">
              <text:list-item>
                <text:p text:style-name="P5">Compute <text:span text:style-name="T3">recursively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Inductive step</text:span>: <text:span text:style-name="T4">n! = n*(n-1)!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Base case</text:span>: <text:span text:style-name="T4">0! = 1</text:span></text:p>
                  </text:list-item>
                </text:list>
              </text:list-item>
            </text:list>
            <text:list text:style-name="L4">
              <text:list-item>
                <text:p text:style-name="P5">Inductive step: <text:span text:style-name="T3">assume</text:span> <text:span text:style-name="T4">(n-1)!</text:span> is calculated correctly; then we can find <text:span text:style-name="T4">n!</text:span></text:p>
              </text:list-item>
            </text:list>
            <text:list text:style-name="L4">
              <text:list-item>
                <text:p text:style-name="P5">Base case is needed to tell us where to <text:span text:style-name="T3">star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actorial() in Python</text:p>
          </draw:text-box>
        </draw:frame>
        <draw:frame presentation:style-name="pr7" draw:text-style-name="P14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4"><text:span text:style-name="T6">def factorial(n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6">"""Calculate n!. <text:s/>n should be a positive integer.""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6">if n == 0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24"># base cas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return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6">else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24"># inductive ste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return n * factorial(n-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<text:span text:style-name="T28">Progress</text:span><text:span text:style-name="T29"> is made each time: </text:span><text:span text:style-name="T30">factorial(n-1)</text:span></text:p>
              </text:list-item>
            </text:list>
            <text:list text:style-name="L4">
              <text:list-item>
                <text:p text:style-name="P11"><text:span text:style-name="T29">Base case prevents </text:span><text:span text:style-name="T28">infinite</text:span><text:span text:style-name="T29"> recursion</text:span></text:p>
              </text:list-item>
            </text:list>
            <text:list text:style-name="L4">
              <text:list-item>
                <text:p text:style-name="P11"><text:span text:style-name="T29">What about</text:span><text:span text:style-name="T30"> factorial(-1)</text:span><text:span text:style-name="T29">? <text:s/>Or </text:span><text:span text:style-name="T30">factorial(2.5)</text:span><text:span text:style-name="T29">?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§4.8-4.10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Some <text:span text:style-name="T3">debugging</text:span> tips</text:p>
              </text:list-item>
            </text:list>
            <text:list text:style-name="L4">
              <text:list-item>
                <text:p text:style-name="P5">A fun example: <text:span text:style-name="T3">ROT13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ord()</text:span>, <text:span text:style-name="T4">chr()</text:span>, string <text:span text:style-name="T3">indexing</text:span>, <text:span text:style-name="T4">len(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tub</text:span> program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Recursi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Lab 03</text:span> due next <text:span text:style-name="T4">MTW</text:span>:</text:p>
              </text:list-item>
            </text:list>
            <text:list text:style-name="L4">
              <text:list-item>
                <text:list>
                  <text:list-item>
                    <text:p text:style-name="P6">4.11 # (24 / 27 / 37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Quiz ch4</text:span> next <text:span text:style-name="T4">Mon</text:span></text:p>
              </text:list-item>
            </text:list>
            <text:list text:style-name="L4">
              <text:list-item>
                <text:p text:style-name="P5">Read <text:span text:style-name="T3">M2 ch5</text:span> and <text:span text:style-name="T3">Py ch8</text:span> for <text:span text:style-name="T4">Fri</text:span><text:line-break/></text:p>
              </text:list-item>
            </text:list>
            <text:list text:style-name="L4">
              <text:list-item>
                <text:p text:style-name="P5"><text:span text:style-name="T3">Midterm ch1-5</text:span> next week <text:span text:style-name="T4">Fri 6Oc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4$Build-9070</meta:generator>
    <meta:initial-creator>Sean Ho</meta:initial-creator>
    <meta:creation-date>2006-09-25T16:07:17</meta:creation-date>
    <dc:creator>Sean Ho</dc:creator>
    <dc:date>2006-09-27T16:20:55</dc:date>
    <dc:language>en-US</dc:language>
    <meta:editing-cycles>9</meta:editing-cycles>
    <meta:editing-duration>PT4H4M23S</meta:editing-duration>
    <meta:user-defined meta:name="Info 1"/>
    <meta:user-defined meta:name="Info 2"/>
    <meta:user-defined meta:name="Info 3"/>
    <meta:user-defined meta:name="Info 4"/>
    <meta:document-statistic meta:object-count="116"/>
  </office:meta>
</office:document-meta>
</file>